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458in" fo:margin-left="0in" fo:margin-top="0in" fo:margin-bottom="0in" table:align="left"/>
    </style:style>
    <style:style style:name="Table4.A" style:family="table-column">
      <style:table-column-properties style:column-width="2.0931in"/>
    </style:style>
    <style:style style:name="Table4.B" style:family="table-column">
      <style:table-column-properties style:column-width="1.3229in"/>
    </style:style>
    <style:style style:name="Table4.C" style:family="table-column">
      <style:table-column-properties style:column-width="1.0521in"/>
    </style:style>
    <style:style style:name="Table4.D" style:family="table-column">
      <style:table-column-properties style:column-width="2.1771in"/>
    </style:style>
    <style:style style:name="Table4.1" style:family="table-row">
      <style:table-row-properties style:min-row-height="0.3472in" fo:keep-together="auto"/>
    </style:style>
    <style:style style:name="Table4.A1" style:family="table-cell">
      <style:table-cell-properties style:vertical-align="" fo:padding="0.0694in" fo:border="0.5pt solid #000000"/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4028in" fo:margin-left="0in" fo:margin-top="0in" fo:margin-bottom="0in" table:align="left"/>
    </style:style>
    <style:style style:name="Table7.A" style:family="table-column">
      <style:table-column-properties style:column-width="1.284in"/>
    </style:style>
    <style:style style:name="Table7.B" style:family="table-column">
      <style:table-column-properties style:column-width="5.1181in"/>
    </style:style>
    <style:style style:name="Table7.1" style:family="table-row">
      <style:table-row-properties style:min-row-height="0.3472in" fo:keep-together="auto"/>
    </style:style>
    <style:style style:name="Table7.A1" style:family="table-cell">
      <style:table-cell-properties style:vertical-align="" fo:padding="0.0694in" fo:border="0.5pt solid #000000"/>
    </style:style>
    <style:style style:name="Table7.6" style:family="table-row">
      <style:table-row-properties style:min-row-height="0.5347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/>
    </style:style>
    <style:style style:name="P26" style:family="paragraph" style:parent-style-name="Standard">
      <style:paragraph-properties fo:margin-top="0.1665in" fo:margin-bottom="0.1665in" loext:contextual-spacing="false" fo:line-height="100%"/>
    </style:style>
    <style:style style:name="P27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0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3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5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8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9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0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1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2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6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57" style:family="paragraph" style:parent-style-name="Standard" style:list-style-name="WWNum4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8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9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0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/>
    </style:style>
    <style:style style:name="P61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62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break-before="page" fo:keep-with-next="auto"/>
    </style:style>
    <style:style style:name="P6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6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7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8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000000" fo:font-size="17pt" fo:font-weight="bold" style:font-size-asian="17pt" style:font-weight-asian="bold" style:font-size-complex="17pt" style:font-weight-complex="bold"/>
    </style:style>
    <style:style style:name="T21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bookmark text:name="_aczyuw2yex2w"/><text:span text:style-name="T1">Introducción a Terraform y Salt Project </text:span><text:span text:style-name="T2"><text:line-break/></text:span><text:span text:style-name="T3">Unidad 06. Monitorización con Prometheus y Grafana</text:span></text:p>
      <text:p text:style-name="P2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1.png" text:anchor-type="char" svg:x="0.7874in" svg:y="8.6764in" svg:width="6.6929in" svg:height="0.4862in" draw:z-index="1"><draw:image xlink:href="Pictures/10000000000007800000008BADE10FA77D575FB0.png" xlink:type="simple" xlink:show="embed" xlink:actuate="onLoad" loext:mime-type="image/png"/></draw:frame><text:span text:style-name="T5">Autor: Sergi García</text:span></text:p>
      <text:p text:style-name="P4"><text:span text:style-name="T5">Actualizado Noviembre 2025</text:span></text:p>
      <text:p text:style-name="P5"/>
      <text:p text:style-name="P4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10">A lo largo de este tema se utilizarán diferentes símbolos para distinguir elementos importantes dentro del contenido. Estos símbolos son:</text:p>
      <text:p text:style-name="P8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soft-page-break/><text:a xlink:type="simple" xlink:href="#_o2cem75fv7qs" text:style-name="Index_20_Link" text:visited-style-name="Index_20_Link"><text:span text:style-name="T13">1. 📘Introducción a la monitorización en entornos IaC<text:tab/>3</text:span></text:a></text:p>
          <text:p text:style-name="P17"><text:a xlink:type="simple" xlink:href="#_dy3xxlliwuf4" text:style-name="Index_20_Link" text:visited-style-name="Index_20_Link"><text:span text:style-name="T13">2. 📊 Prometheus: recolección de métricas<text:tab/>3</text:span></text:a></text:p>
          <text:p text:style-name="P17"><text:a xlink:type="simple" xlink:href="#_i7c3bjns7sy" text:style-name="Index_20_Link" text:visited-style-name="Index_20_Link"><text:span text:style-name="T13">3. 📈 Grafana: visualización y análisis<text:tab/>4</text:span></text:a></text:p>
          <text:p text:style-name="P17"><text:a xlink:type="simple" xlink:href="#_93vrwv6o22ya" text:style-name="Index_20_Link" text:visited-style-name="Index_20_Link"><text:span text:style-name="T13">4. 📘 Relación con Terraform<text:tab/>4</text:span></text:a></text:p>
          <text:p text:style-name="P17"><text:a xlink:type="simple" xlink:href="#_vyj69jjam26l" text:style-name="Index_20_Link" text:visited-style-name="Index_20_Link"><text:span text:style-name="T13">5. 🔗 Integración Prometheus – Grafana – Terraform<text:tab/>5</text:span></text:a></text:p>
          <text:p text:style-name="P17"><text:a xlink:type="simple" xlink:href="#_ci72aeiiqknn" text:style-name="Index_20_Link" text:visited-style-name="Index_20_Link"><text:span text:style-name="T13">6. 🧠 Conclusiones y beneficios del enfoque<text:tab/>7</text:span></text:a></text:p>
          <text:p text:style-name="P17"><text:a xlink:type="simple" xlink:href="#_axi72kmlx9ii" text:style-name="Index_20_Link" text:visited-style-name="Index_20_Link"><text:span text:style-name="T13">7. 🌐 Webgrafía recomendada<text:tab/>8</text:span></text:a></text:p>
        </text:index-body>
      </text:table-of-content>
      <text:p text:style-name="P15"/>
      <text:p text:style-name="P15"/>
      <text:p text:style-name="P19"/>
      <text:p text:style-name="P19"/>
      <text:p text:style-name="P19"/>
      <text:p text:style-name="P20"><text:span text:style-name="T11">Unidad 06. Monitorización con Prometheus y Grafana</text:span></text:p>
      <text:p text:style-name="Heading_20_1"><text:bookmark text:name="_o2cem75fv7qs"/>1. 📘Introducción a la monitorización en entornos IaC</text:p>
      <text:p text:style-name="P26">La <text:span text:style-name="T9">monitorización</text:span> es la capacidad de entender el estado interno de un sistema complejo a partir de los datos que este genera: métricas, logs y trazas. En entornos modernos gestionados con <text:span text:style-name="T9">Infraestructura como Código (IaC)</text:span>, como Terraform, esta observabilidad es esencial para garantizar que los servicios desplegados no solo existan, sino que además funcionen correctamente, sean estables y estén optimizados.</text:p>
      <text:p text:style-name="P26">Terraform permite describir y crear infraestructura de manera declarativa, pero no incorpora de forma nativa un sistema de monitoreo. Por tanto, una vez desplegada la infraestructura, necesitamos herramientas complementarias que proporcionen visibilidad sobre:</text:p>
      <text:list xml:id="list3116981613" text:style-name="WWNum11">
        <text:list-item>
          <text:p text:style-name="P27"><text:span text:style-name="T9">Rendimiento de los recursos</text:span> (CPU, memoria, red, disco).</text:p>
        </text:list-item>
        <text:list-item>
          <text:p text:style-name="P37"><text:span text:style-name="T9">Disponibilidad de los servicios</text:span> (estado de contenedores, latencia, tiempo de respuesta).</text:p>
        </text:list-item>
        <text:list-item>
          <text:p text:style-name="P37"><text:span text:style-name="T9">Alertas proactivas</text:span> ante fallos o degradación.</text:p>
        </text:list-item>
        <text:list-item>
          <text:p text:style-name="P45"><text:span text:style-name="T9">Históricos de comportamiento</text:span> para análisis y planificación.</text:p>
        </text:list-item>
      </text:list>
      <text:p text:style-name="P26">Aquí es donde entran en juego <text:span text:style-name="T9">Prometheus</text:span> y <text:span text:style-name="T9">Grafana</text:span>, dos herramientas de código abierto ampliamente adoptadas en entornos DevOps y de observabilidad moderna.</text:p>
      <text:p text:style-name="P61"><text:bookmark text:name="_dy3xxlliwuf4"/>2. 📊 Prometheus: recolección de métricas</text:p>
      <text:p text:style-name="P26">Prometheus es un <text:span text:style-name="T9">sistema de monitorización basado en series temporales</text:span> (time series database). Fue diseñado originalmente por SoundCloud y hoy es un proyecto graduado de la <text:span text:style-name="T9">Cloud Native Computing Foundation (CNCF)</text:span>, al igual que Kubernetes.</text:p>
      <text:p text:style-name="P26">Sus principales características son:</text:p>
      <text:list xml:id="list4034479821" text:style-name="WWNum2">
        <text:list-item>
          <text:p text:style-name="P28">🕵️ <text:span text:style-name="T9">Scraping activo (modelo pull)</text:span>: Prometheus se conecta a los endpoints de los servicios (<text:span text:style-name="T14">targets</text:span>) y recolecta métricas a intervalos regulares.</text:p>
        </text:list-item>
        <text:list-item>
          <text:p text:style-name="P38">🧮 <text:span text:style-name="T9">Lenguaje de consultas PromQL</text:span>: permite analizar, filtrar y combinar métricas en tiempo real.</text:p>
        </text:list-item>
        <text:list-item>
          <text:p text:style-name="P38"><text:soft-page-break/>💾 <text:span text:style-name="T9">Base de datos interna optimizada</text:span>: almacena métricas históricas sin necesidad de sistemas externos.</text:p>
        </text:list-item>
        <text:list-item>
          <text:p text:style-name="P46">⚙️ <text:span text:style-name="T9">Fácil integración con exporters</text:span>: pequeñas utilidades que exponen métricas en formato estándar (por ejemplo, node_exporter para métricas del sistema operativo o cAdvisor para contenedores Docker).</text:p>
        </text:list-item>
      </text:list>
      <text:p text:style-name="P26">Un ejemplo simple de configuración de Prometheus es el siguiente bloque prometheus.yml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5"><text:span text:style-name="T15">global:<text:line-break/> <text:s/>scrape_interval: </text:span><text:span text:style-name="T16">10</text:span><text:span text:style-name="T17">s</text:span><text:span text:style-name="T15"><text:line-break/><text:line-break/>scrape_configs:<text:line-break/> <text:s/>- job_name: </text:span><text:span text:style-name="T17">"node_exporter"</text:span><text:span text:style-name="T15"><text:line-break/> <text:s text:c="3"/>static_configs:<text:line-break/> <text:s text:c="5"/>- targets: </text:span><text:span text:style-name="T17">["node_exporter:9100"]</text:span><text:span text:style-name="T15"><text:line-break/><text:line-break/> <text:s/>- job_name: </text:span><text:span text:style-name="T17">"prometheus"</text:span><text:span text:style-name="T15"><text:line-break/> <text:s text:c="3"/>static_configs:<text:line-break/> <text:s text:c="5"/>- targets: </text:span><text:span text:style-name="T17">["prometheus:9090"]</text:span></text:p>
          </table:table-cell>
        </table:table-row>
      </table:table>
      <text:p text:style-name="P26">Cada <text:span text:style-name="T14">target</text:span> define una fuente de métricas, en este caso el propio Prometheus y el contenedor node_exporter que expone datos del sistema.</text:p>
      <text:p text:style-name="Heading_20_1"><text:bookmark text:name="_i7c3bjns7sy"/>3. 📈 Grafana: visualización y análisis</text:p>
      <text:p text:style-name="P26">Grafana es una plataforma de visualización de datos que complementa a Prometheus. Permite crear <text:span text:style-name="T9">dashboards interactivos</text:span> que transforman las métricas en gráficos, tablas, indicadores y alertas visuales.</text:p>
      <text:p text:style-name="P26">Principales características:</text:p>
      <text:list xml:id="list202558002" text:style-name="WWNum5">
        <text:list-item>
          <text:p text:style-name="P29">🎨 <text:span text:style-name="T9">Dashboards dinámicos</text:span>: personalizables y exportables (formato JSON).</text:p>
        </text:list-item>
        <text:list-item>
          <text:p text:style-name="P39">🔗 <text:span text:style-name="T9">Integración con múltiples fuentes</text:span>: Prometheus, Loki, Elasticsearch, InfluxDB, etc.</text:p>
        </text:list-item>
        <text:list-item>
          <text:p text:style-name="P39">🔔 <text:span text:style-name="T9">Alertas configurables</text:span>: se pueden definir umbrales visuales o enviar alertas por correo, Slack o webhook.</text:p>
        </text:list-item>
        <text:list-item>
          <text:p text:style-name="P47">👥 <text:span text:style-name="T9">Gestión de usuarios y roles</text:span>: autenticación, permisos y control de acceso.</text:p>
        </text:list-item>
      </text:list>
      <text:p text:style-name="P26">Ejemplo de panel básico creado a partir de métricas de Prometheu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5"><text:span text:style-name="T17">rate(node_cpu_seconds_total{mode!="idle"}[1m])</text:span></text:p>
          </table:table-cell>
        </table:table-row>
      </table:table>
      <text:p text:style-name="P26">Esta consulta en PromQL muestra el uso de CPU promedio en los últimos 60 segundos.<text:line-break/>Grafana permite graficar esta métrica, añadir leyendas, colores, límites y comparativas entre hosts.</text:p>
      <text:p text:style-name="Heading_20_1"><text:bookmark text:name="_93vrwv6o22ya"/>4. 📘 Relación con Terraform</text:p>
      <text:p text:style-name="P26">Terraform no "ejecuta" Prometheus ni Grafana, pero sí puede <text:span text:style-name="T9">automatizar su despliegue</text:span> como parte del ciclo de infraestructura, garantizando que ambos servicios existan, estén configurados y conectados.<text:line-break/> Esto es clave en IaC: no solo crear la infraestructura funcional (como WordPress o MySQL), sino también la <text:span text:style-name="T9">infraestructura de observabilidad</text:span> que la acompañe.</text:p>
      <text:p text:style-name="P26">Así, con Terraform se pueden definir contenedores de Docker, redes y volúmenes para Prometheus y Grafana, com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5"><text:span text:style-name="T15">resource </text:span><text:span text:style-name="T17">"docker_container"</text:span><text:span text:style-name="T15"> </text:span><text:span text:style-name="T17">"prometheus"</text:span><text:span text:style-name="T15"> {<text:line-break/> <text:s/>image = "prom/prometheus:latest"<text:line-break/> <text:s/>ports {<text:line-break/> <text:s text:c="3"/>internal = 9090<text:line-break/> <text:s text:c="3"/>external = 9090<text:line-break/> <text:s/>}<text:line-break/> <text:s/>mounts {<text:line-break/> <text:s text:c="3"/>type <text:s text:c="2"/>= "bind"<text:line-break/> <text:s text:c="3"/>source = abspath("${path.module}/prometheus.yml")<text:line-break/> <text:s text:c="3"/>target = "/etc/prometheus/prometheus.yml"<text:line-break/> <text:s/>}<text:line-break/>}<text:line-break/><text:line-break/>resource </text:span><text:span text:style-name="T17">"docker_container"</text:span><text:span text:style-name="T15"> </text:span><text:span text:style-name="T17">"grafana"</text:span><text:span text:style-name="T15"> {<text:line-break/> <text:s/>image = "grafana/grafana:latest"<text:line-break/> <text:s/>ports {<text:line-break/> <text:s text:c="3"/>internal = 3000<text:line-break/> <text:s text:c="3"/>external = 3000<text:line-break/> <text:s/>}<text:line-break/> <text:s/>depends_on = [docker_container.prometheus]<text:line-break/>}</text:span></text:p>
          </table:table-cell>
        </table:table-row>
      </table:table>
      <text:p text:style-name="P26">Terraform se convierte así en el <text:span text:style-name="T9">punto único de orquestación</text:span> que define no solo la aplicación, sino también su capa de métricas y visualización.</text:p>
      <text:p text:style-name="P61"><text:bookmark text:name="_vyj69jjam26l"/>5. 🔗 Integración Prometheus – Grafana – Terraform</text:p>
      <text:p text:style-name="P11"><text:span text:style-name="T9">🔹 Prometheus como colector de métricas</text:span></text:p>
      <text:p text:style-name="Standard">Prometheus actúa como centro de recolección (scraper). Cada pocos segundos (definido por scrape_interval), consulta las fuentes de datos —conocidas como targets— y extrae información sobre el estado de los sistemas.<text:line-break/>Estas métricas se almacenan internamente y se pueden consultar usando PromQL (Prometheus Query Language). Por ejemplo:</text:p>
      <text:list xml:id="list1850607445" text:style-name="WWNum8">
        <text:list-item>
          <text:p text:style-name="P54">node_load1 → carga promedio del sistema en 1 minuto.</text:p>
        </text:list-item>
        <text:list-item>
          <text:p text:style-name="P54">node_memory_MemAvailable_bytes → memoria libre disponible.</text:p>
        </text:list-item>
        <text:list-item>
          <text:p text:style-name="P54">rate(node_network_receive_bytes_total[5m]) → tráfico de red promedio recibido en 5 minutos.</text:p>
        </text:list-item>
      </text:list>
      <text:p text:style-name="P26"><text:soft-page-break/>Terraform puede <text:span text:style-name="T9">automatizar completamente</text:span> el despliegue de Prometheus, junto con sus configuraciones y redes Docker, lo que garantiza que los targets estén correctamente definidos desde el inicio.</text:p>
      <text:p text:style-name="P11"><text:span text:style-name="T9">🔹 Grafana como capa de visualización</text:span></text:p>
      <text:p text:style-name="Standard">Grafana no almacena métricas; su rol es consultar y mostrar los datos provenientes de Prometheus.<text:line-break/>Gracias a la modularidad de Terraform, ambos servicios se pueden levantar dentro de la misma red Docker para que Grafana acceda a Prometheus mediante su hostname interno (prometheus:9090).</text:p>
      <text:p text:style-name="Standard">La relación puede resumirse así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9">Rol</text:span></text:p>
          </table:table-cell>
          <table:table-cell table:style-name="Table4.A1" office:value-type="string">
            <text:p text:style-name="P1"><text:span text:style-name="T9">Herramienta</text:span></text:p>
          </table:table-cell>
          <table:table-cell table:style-name="Table4.A1" office:value-type="string">
            <text:p text:style-name="P1"><text:span text:style-name="T9">Protocolo</text:span></text:p>
          </table:table-cell>
          <table:table-cell table:style-name="Table4.A1" office:value-type="string">
            <text:p text:style-name="P1"><text:span text:style-name="T9">Ejemplo</text:span></text:p>
          </table:table-cell>
        </table:table-row>
        <table:table-row table:style-name="Table4.1">
          <table:table-cell table:style-name="Table4.A1" office:value-type="string">
            <text:p text:style-name="P25">Recolector de métricas</text:p>
          </table:table-cell>
          <table:table-cell table:style-name="Table4.A1" office:value-type="string">
            <text:p text:style-name="P25">Prometheus</text:p>
          </table:table-cell>
          <table:table-cell table:style-name="Table4.A1" office:value-type="string">
            <text:p text:style-name="P25">HTTP pull</text:p>
          </table:table-cell>
          <table:table-cell table:style-name="Table4.A1" office:value-type="string">
            <text:p text:style-name="P25">/metrics</text:p>
          </table:table-cell>
        </table:table-row>
        <table:table-row table:style-name="Table4.1">
          <table:table-cell table:style-name="Table4.A1" office:value-type="string">
            <text:p text:style-name="P25">Visualización y análisis</text:p>
          </table:table-cell>
          <table:table-cell table:style-name="Table4.A1" office:value-type="string">
            <text:p text:style-name="P25">Grafana</text:p>
          </table:table-cell>
          <table:table-cell table:style-name="Table4.A1" office:value-type="string">
            <text:p text:style-name="P25">REST API</text:p>
          </table:table-cell>
          <table:table-cell table:style-name="Table4.A1" office:value-type="string">
            <text:p text:style-name="P25">http://prometheus:9090</text:p>
          </table:table-cell>
        </table:table-row>
      </table:table>
      <text:p text:style-name="P26">Terraform define esta interconexión en el bloque de configuración de Grafana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5"><text:span text:style-name="T15">resource </text:span><text:span text:style-name="T17">"docker_container"</text:span><text:span text:style-name="T15"> </text:span><text:span text:style-name="T17">"grafana"</text:span><text:span text:style-name="T15"> {<text:line-break/> <text:s/>name <text:s/>= "grafana"<text:line-break/> <text:s/>image = "grafana/grafana:latest"<text:line-break/> <text:s/>networks_advanced {<text:line-break/> <text:s text:c="3"/>name = docker_network.wp_net.name<text:line-break/> <text:s/>}<text:line-break/><text:line-break/> <text:s/>env = [<text:line-break/> <text:s text:c="3"/></text:span><text:span text:style-name="T17">"GF_SECURITY_ADMIN_USER=${var.grafana_user}"</text:span><text:span text:style-name="T15">,<text:line-break/> <text:s text:c="3"/></text:span><text:span text:style-name="T17">"GF_SECURITY_ADMIN_PASSWORD=${var.grafana_password}"</text:span><text:span text:style-name="T15"><text:line-break/> <text:s/>]<text:line-break/>}</text:span></text:p>
          </table:table-cell>
        </table:table-row>
      </table:table>
      <text:p text:style-name="P26">Una vez desplegado, el usuario solo necesita acceder a <text:span text:style-name="T9">Grafana → Data Sources → Prometheus</text:span> y configurar la URL interna (<text:a xlink:type="simple" xlink:href="http://prometheus:9090" text:style-name="ListLabel_20_100" text:visited-style-name="ListLabel_20_100"><text:span text:style-name="T19">http://prometheus:9090</text:span></text:a>).</text:p>
      <text:p text:style-name="P11"><text:span text:style-name="T9">⚙️ Flujo de datos entre los componentes</text:span></text:p>
      <text:p text:style-name="P26">El ciclo de vida y flujo general de observabilidad se puede visualizar así:</text:p>
      <text:p text:style-name="Standard"><text:span text:style-name="T9">[Terraform] → crea → [Docker Network] → conecta →</text:span></text:p>
      <text:p text:style-name="Standard"><text:span text:style-name="T9"><text:s text:c="2"/>├── WordPress + MySQL (servicio)</text:span></text:p>
      <text:p text:style-name="Standard"><text:span text:style-name="T9"><text:s text:c="2"/>├── Node Exporter (métricas del host)</text:span></text:p>
      <text:p text:style-name="Standard"><text:span text:style-name="T9"><text:s text:c="2"/>├── Prometheus (recolector)</text:span></text:p>
      <text:p text:style-name="Standard"><text:span text:style-name="T9"><text:s text:c="2"/>└── Grafana (visualización)</text:span></text:p>
      <text:p text:style-name="P26">🔁 <text:span text:style-name="T9">Flujo de información:</text:span></text:p>
      <text:list xml:id="list2793312140" text:style-name="WWNum9">
        <text:list-item>
          <text:p text:style-name="P30">Node Exporter expone métricas del sistema en :9100/metrics.</text:p>
        </text:list-item>
        <text:list-item>
          <text:p text:style-name="P40">Prometheus las consulta y almacena.</text:p>
        </text:list-item>
        <text:list-item>
          <text:p text:style-name="P40">Grafana lee los datos desde Prometheus mediante PromQL.</text:p>
        </text:list-item>
        <text:list-item>
          <text:p text:style-name="P48">El usuario los visualiza en paneles y gráficos personalizados.</text:p>
        </text:list-item>
      </text:list>
      <text:p text:style-name="P11"><text:span text:style-name="T9">📈 Dashboards JSON: infraestructura reproducible</text:span></text:p>
      <text:p text:style-name="P26">Uno de los mayores beneficios de Grafana es que los dashboards se definen en <text:span text:style-name="T9">JSON</text:span>. Esto permite tratarlos también como código (IaC), versionarlos y replicarlos en distintos entornos.</text:p>
      <text:p text:style-name="Standard">Ejemplo simple del archivo “dashboard-basic.json”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5"><text:span text:style-name="T15">{<text:line-break/> <text:s/>"title": </text:span><text:span text:style-name="T17">"WordPress Basic Metrics"</text:span><text:span text:style-name="T15">,<text:line-break/> <text:s/>"panels": [<text:line-break/> <text:s text:c="3"/>{<text:line-break/> <text:s text:c="5"/>"type": </text:span><text:span text:style-name="T17">"graph"</text:span><text:span text:style-name="T15">,<text:line-break/> <text:s text:c="5"/>"title": </text:span><text:span text:style-name="T17">"CPU Usage"</text:span><text:span text:style-name="T15">,<text:line-break/> <text:s text:c="5"/>"targets": [<text:line-break/> <text:s text:c="7"/>{<text:line-break/> <text:s text:c="9"/>"expr": </text:span><text:span text:style-name="T17">"rate(node_cpu_seconds_total{mode!='idle'}[1m])"</text:span><text:span text:style-name="T15">,<text:line-break/> <text:s text:c="9"/>"legendFormat": </text:span><text:span text:style-name="T17">"CPU"</text:span><text:span text:style-name="T15"><text:line-break/> <text:s text:c="7"/>}<text:line-break/> <text:s text:c="5"/>]<text:line-break/> <text:s text:c="3"/>}<text:line-break/> <text:s/>]<text:line-break/>}</text:span></text:p>
          </table:table-cell>
        </table:table-row>
      </table:table>
      <text:p text:style-name="P26"><text:soft-page-break/>Terraform puede incluso desplegar Grafana <text:span text:style-name="T9">ya con el dashboard importado</text:span> mediante su sistema de <text:span text:style-name="T14">provisioning</text:span>, integrando completamente la capa visual dentro del flujo de IaC.</text:p>
      <text:p text:style-name="P61"><text:bookmark text:name="_dyqb6lxzrkyt"/></text:p>
      <text:p text:style-name="P62"><text:bookmark text:name="_ci72aeiiqknn"/>6. 🧠 Conclusiones y beneficios del enfoque</text:p>
      <text:p text:style-name="P26">El uso conjunto de <text:span text:style-name="T9">Terraform + Prometheus + Grafana</text:span> representa una práctica moderna de <text:span text:style-name="T9">infraestructura observable como código (IoC)</text:span>. Esto va más allá de la simple Infraestructura como Código (IaC): no solo creamos los recursos, sino que también codificamos <text:span text:style-name="T9">su supervisión, visualización y control operativo</text:span>.</text:p>
      <text:p text:style-name="P11"><text:span text:style-name="T9">🔹 1. Monitorización como parte del despliegue</text:span></text:p>
      <text:p text:style-name="P26">Tradicionalmente, la observabilidad se añadía después del despliegue. Con Terraform, ahora se puede <text:span text:style-name="T9">declarar la observabilidad desde el inicio</text:span>, asegurando que cada servicio (por ejemplo, WordPress, MySQL, Redis, etc.) se entregue acompañado de su propio monitoreo.</text:p>
      <text:p text:style-name="P26">Ventajas:</text:p>
      <text:list xml:id="list4273200305" text:style-name="WWNum10">
        <text:list-item>
          <text:p text:style-name="P31">Evita la “zona ciega” de infraestructuras sin métricas.</text:p>
        </text:list-item>
        <text:list-item>
          <text:p text:style-name="P41">Estandariza configuraciones de Prometheus y Grafana.</text:p>
        </text:list-item>
        <text:list-item>
          <text:p text:style-name="P49">Facilita el mantenimiento en equipos DevOps distribuidos.</text:p>
        </text:list-item>
      </text:list>
      <text:p text:style-name="P11"><text:span text:style-name="T9">🔹 2. Reproducibilidad y consistencia total</text:span></text:p>
      <text:p text:style-name="P26">Al definir <text:span text:style-name="T9">infraestructura y monitoreo como código</text:span>, cualquier entorno (desarrollo, pruebas, staging o producción) puede reproducirse con el mismo nivel de instrumentación.<text:line-break/>Esto garantiza que las métricas y los dashboards sean idénticos entre entornos, reduciendo errores humanos y diferencias no documentadas.</text:p>
      <text:p text:style-name="P56">💡 <text:span text:style-name="T14">Ejemplo práctico:</text:span> Un dashboard que mide la carga del servidor en el entorno de desarrollo se comportará igual en el entorno productivo, porque ambos se construyen a partir del mismo archivo JSON versionado en Git.</text:p>
      <text:p text:style-name="P11"><text:span text:style-name="T9">🔹 3. Escalabilidad sin complejidad adicional</text:span></text:p>
      <text:p text:style-name="Standard">Terraform permite añadir nuevos servicios (contenedores o nodos) sin modificar manualmente Prometheus o Grafana. <text:s/>Basta con ampliar las variables o recursos de Terraform y aplicar los cambios con “terraform apply”.</text:p>
      <text:p text:style-name="P11"><text:span text:style-name="T9">🔹 4. Integración natural en flujos DevOps / SRE</text:span></text:p>
      <text:p text:style-name="P26">El paradigma <text:span text:style-name="T9">DevOps moderno</text:span> busca automatizar no solo el despliegue, sino también la observación, corrección y mejora continua.<text:line-break/>Prometheus y Grafana son herramientas nativas del ecosistema <text:span text:style-name="T9">SRE (Site Reliability Engineering)</text:span>, donde la monitorización se convierte en un <text:span text:style-name="T9">indicador directo de salud y calidad de servicio (SLOs/SLIs)</text:span>.</text:p>
      <text:p text:style-name="P26">Terraform aporta:</text:p>
      <text:list xml:id="list1124319961" text:style-name="WWNum3">
        <text:list-item>
          <text:p text:style-name="P32">Versionado de la infraestructura.</text:p>
        </text:list-item>
        <text:list-item>
          <text:p text:style-name="P42">Modularización y reutilización.</text:p>
        </text:list-item>
        <text:list-item>
          <text:p text:style-name="P50">Integración continua (CI/CD) con herramientas como Jenkins, GitHub Actions o GitLab CI.</text:p>
        </text:list-item>
      </text:list>
      <text:p text:style-name="P26"/>
      <text:p text:style-name="P26">Prometheus y Grafana aportan:</text:p>
      <text:list xml:id="list3156583308" text:style-name="WWNum7">
        <text:list-item>
          <text:p text:style-name="P33">Métricas detalladas para detectar degradación de rendimiento.</text:p>
        </text:list-item>
        <text:list-item>
          <text:p text:style-name="P43">Dashboards que permiten anticipar incidencias antes de afectar al usuario final.</text:p>
        </text:list-item>
        <text:list-item>
          <text:p text:style-name="P51">Posibilidad de establecer alertas automáticas.</text:p>
        </text:list-item>
      </text:list>
      <text:p text:style-name="P11"><text:span text:style-name="T9">🔹 5. Buenas prácticas recomendadas</text:span></text:p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1"><text:span text:style-name="T9">Categoría</text:span></text:p>
          </table:table-cell>
          <table:table-cell table:style-name="Table7.A1" office:value-type="string">
            <text:p text:style-name="P1"><text:span text:style-name="T9">Recomendación</text:span>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9">Rutas</text:span></text:p>
          </table:table-cell>
          <table:table-cell table:style-name="Table7.A1" office:value-type="string">
            <text:p text:style-name="Standard">Usar siempre abspath() para rutas absolutas en montajes Docker.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9">Contraseñas</text:span></text:p>
          </table:table-cell>
          <table:table-cell table:style-name="Table7.A1" office:value-type="string">
            <text:p text:style-name="Standard">No incluirlas directamente en main.tf; usar variables o terraform.tfvars.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9">Dashboards</text:span></text:p>
          </table:table-cell>
          <table:table-cell table:style-name="Table7.A1" office:value-type="string">
            <text:p text:style-name="Standard">Mantener los JSON versionados junto al código Terraform.</text:p>
          </table:table-cell>
        </table:table-row>
        <table:table-row table:style-name="Table7.1">
          <table:table-cell table:style-name="Table7.A1" office:value-type="string">
            <text:p text:style-name="Standard"><text:span text:style-name="T9">Alertas</text:span></text:p>
          </table:table-cell>
          <table:table-cell table:style-name="Table7.A1" office:value-type="string">
            <text:p text:style-name="Standard">Configurar alertas simples en Prometheus y Grafana para CPU o RAM.</text:p>
          </table:table-cell>
        </table:table-row>
        <table:table-row table:style-name="Table7.6">
          <table:table-cell table:style-name="Table7.A1" office:value-type="string">
            <text:p text:style-name="Standard"><text:span text:style-name="T9">Modularización</text:span></text:p>
          </table:table-cell>
          <table:table-cell table:style-name="Table7.A1" office:value-type="string">
            <text:p text:style-name="Standard">Separar monitorización y aplicación en módulos (modules/monitoring, modules/app).</text:p>
          </table:table-cell>
        </table:table-row>
        <table:table-row table:style-name="Table7.6">
          <table:table-cell table:style-name="Table7.A1" office:value-type="string">
            <text:p text:style-name="Standard"><text:span text:style-name="T9">Persistencia</text:span></text:p>
          </table:table-cell>
          <table:table-cell table:style-name="Table7.A1" office:value-type="string">
            <text:p text:style-name="Standard">Usar volúmenes Docker para evitar pérdida de datos al destruir el entorno.</text:p>
          </table:table-cell>
        </table:table-row>
      </table:table>
      <text:p text:style-name="P61"><text:bookmark text:name="_axi72kmlx9ii"/>7. 🌐 Webgrafía recomendada</text:p>
      <text:p text:style-name="P60"><text:bookmark text:name="_9obk807n07fi"/><text:span text:style-name="T21">🔸 Documentación oficial</text:span></text:p>
      <text:list xml:id="list336597444" text:style-name="WWNum6">
        <text:list-item>
          <text:p text:style-name="P34">📊 Grafana Docs →<text:line-break/><text:a xlink:type="simple" xlink:href="https://grafana.com/docs/grafana/latest/" text:style-name="ListLabel_20_101" text:visited-style-name="ListLabel_20_101"> </text:a><text:a xlink:type="simple" xlink:href="https://grafana.com/docs/grafana/latest/" text:style-name="ListLabel_20_100" text:visited-style-name="ListLabel_20_100"><text:span text:style-name="T19">https://grafana.com/docs/grafana/latest/</text:span></text:a></text:p>
        </text:list-item>
        <text:list-item>
          <text:p text:style-name="P52">📈 Prometheus Docs →<text:line-break/><text:a xlink:type="simple" xlink:href="https://prometheus.io/docs/introduction/overview/" text:style-name="ListLabel_20_101" text:visited-style-name="ListLabel_20_101"> </text:a><text:a xlink:type="simple" xlink:href="https://prometheus.io/docs/introduction/overview/" text:style-name="ListLabel_20_100" text:visited-style-name="ListLabel_20_100"><text:span text:style-name="T19">https://prometheus.io/docs/introduction/overview/</text:span></text:a></text:p>
        </text:list-item>
      </text:list>
      <text:p text:style-name="P60"><text:bookmark text:name="_av6sis8t1f41"/><text:span text:style-name="T21">🔸 Recursos DevOps y ejemplos</text:span></text:p>
      <text:list xml:id="list3430854311" text:style-name="WWNum4">
        <text:list-item>
          <text:p text:style-name="P35">HashiCorp Learn: <text:span text:style-name="T14">Monitor Infrastructure with Terraform</text:span></text:p>
          <text:list>
            <text:list-item>
              <text:p text:style-name="P57"><text:a xlink:type="simple" xlink:href="https://developer.hashicorp.com/terraform/tutorials" text:style-name="ListLabel_20_100" text:visited-style-name="ListLabel_20_100"><text:span text:style-name="T19">https://developer.hashicorp.com/terraform/tutorials</text:span></text:a></text:p>
            </text:list-item>
          </text:list>
        </text:list-item>
        <text:list-item>
          <text:p text:style-name="P44">Grafana Academy: <text:span text:style-name="T14">From Prometheus to Dashboard</text:span></text:p>
          <text:list>
            <text:list-item>
              <text:p text:style-name="P57"><text:a xlink:type="simple" xlink:href="https://grafana.com/tutorials" text:style-name="ListLabel_20_100" text:visited-style-name="ListLabel_20_100"><text:span text:style-name="T19">https://grafana.com/tutorials</text:span></text:a></text:p>
            </text:list-item>
          </text:list>
        </text:list-item>
        <text:list-item>
          <text:p text:style-name="P44">CNCF Prometheus Case Studies</text:p>
          <text:list>
            <text:list-item>
              <text:p text:style-name="P59"><text:a xlink:type="simple" xlink:href="https://www.cncf.io/projects/prometheus/" text:style-name="ListLabel_20_100" text:visited-style-name="ListLabel_20_100"><text:span text:style-name="T19">https://www.cncf.io/projects/prometheus/</text:span></text:a></text:p>
            </text:list-item>
          </text:list>
        </text:list-item>
      </text:list>
      <text:p text:style-name="P60"><text:bookmark text:name="_1tn77jvycpta"/><text:span text:style-name="T21">🔸 Repositorios y referencias</text:span></text:p>
      <text:list xml:id="list4162289811" text:style-name="WWNum1">
        <text:list-item>
          <text:p text:style-name="P36">Ejemplo oficial: <text:span text:style-name="T14">Terraform + Prometheus + Grafana on Docker</text:span></text:p>
          <text:list>
            <text:list-item>
              <text:p text:style-name="P58"><text:a xlink:type="simple" xlink:href="https://github.com/vegasbrianc/prometheus" text:style-name="ListLabel_20_100" text:visited-style-name="ListLabel_20_100"><text:span text:style-name="T19">https://github.com/vegasbrianc/prometheus</text:span></text:a></text:p>
            </text:list-item>
          </text:list>
        </text:list-item>
        <text:list-item>
          <text:p text:style-name="P53">Blog HashiCorp: <text:span text:style-name="T14">Infrastructure as Code meets Observability<text:line-break/></text:span><text:a xlink:type="simple" xlink:href="https://www.hashicorp.com/blog" text:style-name="ListLabel_20_101" text:visited-style-name="ListLabel_20_101"> </text:a><text:a xlink:type="simple" xlink:href="https://www.hashicorp.com/blog" text:style-name="ListLabel_20_100" text:visited-style-name="ListLabel_20_100"><text:span text:style-name="T19">https://www.hashicorp.com/blog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ListLabel_20_101" style:display-name="ListLabel 10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 <text:s text:c="28"/><text:tab/> <text:s text:c="19"/>Unidad 06. Monitorización con Prometheus y Grafana</text:span></text:p>
      </style:header>
      <style:footer>
        <text:p text:style-name="MP4"><text:span text:style-name="MT1"><text:tab/><text:tab/>Página </text:span><text:page-number text:select-page="current">7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3" meta:object-count="0" meta:page-count="7" meta:paragraph-count="151" meta:word-count="1672" meta:character-count="12189" meta:non-whitespace-character-count="10455"/>
    <meta:generator>LibreOfficeDev/6.0.5.2$Linux_X86_64 LibreOffice_project/</meta:generator>
  </office:meta>
</office:document-meta>
</file>